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3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4.72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font-name="Arial2" fo:font-size="11pt" style:font-size-asian="18pt" style:font-size-complex="18pt"/>
    </style:style>
    <style:style style:name="P1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23cm" svg:y1="13.058cm" svg:x2="18.79cm" svg:y2="11.591cm">
          <text:p/>
        </draw:line>
        <draw:line draw:style-name="gr1" draw:text-style-name="P1" draw:layer="layout" svg:x1="19.256cm" svg:y1="11.858cm" svg:x2="18.789cm" svg:y2="11.591cm">
          <text:p/>
        </draw:line>
        <draw:line draw:style-name="gr1" draw:text-style-name="P1" draw:layer="layout" svg:x1="16.59cm" svg:y1="13.324cm" svg:x2="16.123cm" svg:y2="13.057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" draw:text-style-name="P2" draw:layer="layout" svg:width="1.091cm" svg:height="0.624cm" svg:x="16.372cm" svg:y="13.818cm" svg:viewBox="0 0 1092 625" svg:d="M0 625c0 0 828-230 1018-405 176-161-1-220-127-220 0 80-891 588-891 625z">
            <text:p/>
          </draw:path>
          <draw:g>
            <draw:polygon draw:style-name="gr3" draw:text-style-name="P3" draw:layer="layout" svg:width="2.155cm" svg:height="1.245cm" svg:x="15.097cm" svg:y="13.284cm" svg:viewBox="0 0 2156 1246" draw:points="871,1246 2156,504 1285,0 0,742">
              <text:p/>
            </draw:polygon>
            <draw:polygon draw:style-name="gr4" draw:text-style-name="P4" draw:layer="layout" svg:width="1.421cm" svg:height="0.821cm" svg:x="15.326cm" svg:y="13.417cm" svg:viewBox="0 0 1422 822" draw:points="1422,212 1055,0 0,610 367,822">
              <text:p/>
            </draw:polygon>
            <draw:polygon draw:style-name="gr5" draw:text-style-name="P5" draw:layer="layout" svg:width="1.284cm" svg:height="1.908cm" svg:x="15.097cm" svg:y="12.117cm" svg:viewBox="0 0 1285 1909" draw:points="1285,1167 1285,0 0,742 0,1909">
              <text:p/>
            </draw:polygon>
            <draw:polygon draw:style-name="gr6" draw:text-style-name="P6" draw:layer="layout" svg:width="1.192cm" svg:height="1.669cm" svg:x="15.142cm" svg:y="12.197cm" svg:viewBox="0 0 1193 1670" draw:points="1193,981 1193,0 0,689 0,1670">
              <text:p/>
            </draw:polygon>
            <draw:polygon draw:style-name="gr7" draw:text-style-name="P3" draw:layer="layout" svg:width="1.329cm" svg:height="0.768cm" svg:x="15.051cm" svg:y="12.091cm" svg:viewBox="0 0 1330 769" draw:points="46,769 1330,27 1285,0 0,742">
              <text:p/>
            </draw:polygon>
            <draw:polygon draw:style-name="gr8" draw:text-style-name="P7" draw:layer="layout" svg:width="0.045cm" svg:height="1.192cm" svg:x="15.051cm" svg:y="12.833cm" svg:viewBox="0 0 46 1193" draw:points="46,1193 46,27 0,0 0,1167">
              <text:p/>
            </draw:polygon>
            <draw:polygon draw:style-name="gr9" draw:text-style-name="P7" draw:layer="layout" svg:width="0.87cm" svg:height="0.635cm" svg:x="15.097cm" svg:y="14.026cm" svg:viewBox="0 0 871 636" draw:points="871,636 871,504 0,0 0,133">
              <text:p/>
            </draw:polygon>
            <draw:line draw:style-name="gr10" draw:text-style-name="P8" draw:layer="layout" svg:x1="16.656cm" svg:y1="13.576cm" svg:x2="15.601cm" svg:y2="14.186cm">
              <text:p/>
            </draw:line>
            <draw:line draw:style-name="gr11" draw:text-style-name="P8" draw:layer="layout" svg:x1="16.564cm" svg:y1="13.523cm" svg:x2="15.509cm" svg:y2="14.133cm">
              <text:p/>
            </draw:line>
            <draw:line draw:style-name="gr12" draw:text-style-name="P8" draw:layer="layout" svg:x1="16.472cm" svg:y1="13.47cm" svg:x2="15.417cm" svg:y2="14.08cm">
              <text:p/>
            </draw:line>
            <draw:line draw:style-name="gr13" draw:text-style-name="P8" draw:layer="layout" svg:x1="15.556cm" svg:y1="14cm" svg:x2="15.464cm" svg:y2="13.947cm">
              <text:p/>
            </draw:line>
            <draw:line draw:style-name="gr14" draw:text-style-name="P8" draw:layer="layout" svg:x1="15.647cm" svg:y1="13.947cm" svg:x2="15.555cm" svg:y2="13.894cm">
              <text:p/>
            </draw:line>
            <draw:line draw:style-name="gr15" draw:text-style-name="P8" draw:layer="layout" svg:x1="15.739cm" svg:y1="13.894cm" svg:x2="15.647cm" svg:y2="13.841cm">
              <text:p/>
            </draw:line>
            <draw:line draw:style-name="gr16" draw:text-style-name="P8" draw:layer="layout" svg:x1="15.693cm" svg:y1="14.026cm" svg:x2="15.601cm" svg:y2="13.973cm">
              <text:p/>
            </draw:line>
            <draw:line draw:style-name="gr17" draw:text-style-name="P8" draw:layer="layout" svg:x1="15.785cm" svg:y1="13.973cm" svg:x2="15.693cm" svg:y2="13.92cm">
              <text:p/>
            </draw:line>
            <draw:line draw:style-name="gr18" draw:text-style-name="P8" draw:layer="layout" svg:x1="15.876cm" svg:y1="13.92cm" svg:x2="15.784cm" svg:y2="13.867cm">
              <text:p/>
            </draw:line>
            <draw:line draw:style-name="gr19" draw:text-style-name="P8" draw:layer="layout" svg:x1="15.831cm" svg:y1="13.841cm" svg:x2="15.739cm" svg:y2="13.788cm">
              <text:p/>
            </draw:line>
            <draw:line draw:style-name="gr20" draw:text-style-name="P8" draw:layer="layout" svg:x1="15.968cm" svg:y1="13.867cm" svg:x2="15.876cm" svg:y2="13.814cm">
              <text:p/>
            </draw:line>
            <draw:line draw:style-name="gr21" draw:text-style-name="P8" draw:layer="layout" svg:x1="15.923cm" svg:y1="13.788cm" svg:x2="15.831cm" svg:y2="13.735cm">
              <text:p/>
            </draw:line>
            <draw:line draw:style-name="gr22" draw:text-style-name="P8" draw:layer="layout" svg:x1="16.014cm" svg:y1="13.735cm" svg:x2="15.922cm" svg:y2="13.682cm">
              <text:p/>
            </draw:line>
            <draw:line draw:style-name="gr23" draw:text-style-name="P8" draw:layer="layout" svg:x1="16.106cm" svg:y1="13.682cm" svg:x2="16.014cm" svg:y2="13.629cm">
              <text:p/>
            </draw:line>
            <draw:line draw:style-name="gr24" draw:text-style-name="P8" draw:layer="layout" svg:x1="16.06cm" svg:y1="13.814cm" svg:x2="15.968cm" svg:y2="13.761cm">
              <text:p/>
            </draw:line>
            <draw:line draw:style-name="gr25" draw:text-style-name="P8" draw:layer="layout" svg:x1="16.152cm" svg:y1="13.761cm" svg:x2="16.06cm" svg:y2="13.708cm">
              <text:p/>
            </draw:line>
            <draw:line draw:style-name="gr26" draw:text-style-name="P8" draw:layer="layout" svg:x1="16.243cm" svg:y1="13.708cm" svg:x2="16.151cm" svg:y2="13.655cm">
              <text:p/>
            </draw:line>
            <draw:line draw:style-name="gr27" draw:text-style-name="P8" draw:layer="layout" svg:x1="16.198cm" svg:y1="13.629cm" svg:x2="16.106cm" svg:y2="13.576cm">
              <text:p/>
            </draw:line>
            <draw:line draw:style-name="gr28" draw:text-style-name="P8" draw:layer="layout" svg:x1="16.335cm" svg:y1="13.655cm" svg:x2="16.243cm" svg:y2="13.602cm">
              <text:p/>
            </draw:line>
            <draw:line draw:style-name="gr29" draw:text-style-name="P8" draw:layer="layout" svg:x1="16.289cm" svg:y1="13.576cm" svg:x2="16.197cm" svg:y2="13.523cm">
              <text:p/>
            </draw:line>
            <draw:line draw:style-name="gr30" draw:text-style-name="P8" draw:layer="layout" svg:x1="16.381cm" svg:y1="13.523cm" svg:x2="16.289cm" svg:y2="13.47cm">
              <text:p/>
            </draw:line>
            <draw:line draw:style-name="gr31" draw:text-style-name="P8" draw:layer="layout" svg:x1="16.427cm" svg:y1="13.602cm" svg:x2="16.335cm" svg:y2="13.549cm">
              <text:p/>
            </draw:line>
            <draw:line draw:style-name="gr32" draw:text-style-name="P8" draw:layer="layout" svg:x1="15.831cm" svg:y1="14.053cm" svg:x2="15.739cm" svg:y2="14cm">
              <text:p/>
            </draw:line>
            <draw:line draw:style-name="gr33" draw:text-style-name="P8" draw:layer="layout" svg:x1="15.923cm" svg:y1="14cm" svg:x2="15.831cm" svg:y2="13.947cm">
              <text:p/>
            </draw:line>
            <draw:line draw:style-name="gr34" draw:text-style-name="P8" draw:layer="layout" svg:x1="16.014cm" svg:y1="13.947cm" svg:x2="15.922cm" svg:y2="13.894cm">
              <text:p/>
            </draw:line>
            <draw:line draw:style-name="gr35" draw:text-style-name="P8" draw:layer="layout" svg:x1="16.06cm" svg:y1="14.026cm" svg:x2="15.968cm" svg:y2="13.973cm">
              <text:p/>
            </draw:line>
            <draw:line draw:style-name="gr36" draw:text-style-name="P8" draw:layer="layout" svg:x1="16.152cm" svg:y1="13.973cm" svg:x2="16.06cm" svg:y2="13.92cm">
              <text:p/>
            </draw:line>
            <draw:line draw:style-name="gr37" draw:text-style-name="P8" draw:layer="layout" svg:x1="16.106cm" svg:y1="13.894cm" svg:x2="16.014cm" svg:y2="13.841cm">
              <text:p/>
            </draw:line>
            <draw:line draw:style-name="gr38" draw:text-style-name="P8" draw:layer="layout" svg:x1="16.198cm" svg:y1="13.841cm" svg:x2="16.106cm" svg:y2="13.788cm">
              <text:p/>
            </draw:line>
            <draw:line draw:style-name="gr39" draw:text-style-name="P8" draw:layer="layout" svg:x1="16.289cm" svg:y1="13.788cm" svg:x2="16.197cm" svg:y2="13.735cm">
              <text:p/>
            </draw:line>
            <draw:line draw:style-name="gr40" draw:text-style-name="P8" draw:layer="layout" svg:x1="16.381cm" svg:y1="13.735cm" svg:x2="16.289cm" svg:y2="13.682cm">
              <text:p/>
            </draw:line>
            <draw:line draw:style-name="gr41" draw:text-style-name="P8" draw:layer="layout" svg:x1="16.519cm" svg:y1="13.761cm" svg:x2="16.427cm" svg:y2="13.708cm">
              <text:p/>
            </draw:line>
            <draw:line draw:style-name="gr42" draw:text-style-name="P8" draw:layer="layout" svg:x1="16.473cm" svg:y1="13.682cm" svg:x2="16.381cm" svg:y2="13.629cm">
              <text:p/>
            </draw:line>
            <draw:line draw:style-name="gr43" draw:text-style-name="P8" draw:layer="layout" svg:x1="16.611cm" svg:y1="13.708cm" svg:x2="16.519cm" svg:y2="13.655cm">
              <text:p/>
            </draw:line>
            <draw:line draw:style-name="gr44" draw:text-style-name="P8" draw:layer="layout" svg:x1="15.876cm" svg:y1="14.133cm" svg:x2="15.784cm" svg:y2="14.08cm">
              <text:p/>
            </draw:line>
            <draw:line draw:style-name="gr45" draw:text-style-name="P8" draw:layer="layout" svg:x1="15.968cm" svg:y1="14.079cm" svg:x2="15.876cm" svg:y2="14.026cm">
              <text:p/>
            </draw:line>
            <draw:polygon draw:style-name="gr46" draw:text-style-name="P5" draw:layer="layout" svg:width="1.284cm" svg:height="0.874cm" svg:x="15.968cm" svg:y="13.788cm" svg:viewBox="0 0 1285 875" draw:points="1285,133 1285,0 0,742 0,875">
              <text:p/>
            </draw:polygon>
            <draw:polygon draw:style-name="gr47" draw:text-style-name="P9" draw:layer="layout" svg:width="2.201cm" svg:height="2.571cm" svg:x="15.05cm" svg:y="12.091cm" svg:viewBox="0 0 2202 2572" draw:points="1285,0 0,742 0,1909 46,1936 46,2068 918,2572 2202,1830 2202,1697 1331,1193 1331,27">
              <text:p/>
            </draw:polygon>
            <draw:polygon draw:style-name="gr48" draw:text-style-name="P10" draw:layer="layout" svg:width="0.55cm" svg:height="0.317cm" svg:x="16.151cm" svg:y="13.867cm" svg:viewBox="0 0 551 318" draw:points="551,133 321,0 0,186 229,318">
              <text:p/>
            </draw:polygon>
            <draw:line draw:style-name="gr49" draw:text-style-name="P8" draw:layer="layout" svg:x1="15.601cm" svg:y1="14.079cm" svg:x2="15.509cm" svg:y2="14.026cm">
              <text:p/>
            </draw:line>
            <draw:line draw:style-name="gr50" draw:text-style-name="P8" draw:layer="layout" svg:x1="15.739cm" svg:y1="14.106cm" svg:x2="15.647cm" svg:y2="14.053cm">
              <text:p/>
            </draw:line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51" draw:text-style-name="P2" draw:layer="layout" svg:width="0.651cm" svg:height="0.406cm" svg:x="18.933cm" svg:y="11.774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52" draw:text-style-name="P11" draw:layer="layout" svg:width="0.542cm" svg:height="0.531cm" svg:x="19.042cm" svg:y="11.649cm" svg:viewBox="0 0 543 532" draw:points="543,532 543,313 0,0 0,219">
              <text:p/>
            </draw:polygon>
            <draw:polygon draw:style-name="gr53" draw:text-style-name="P3" draw:layer="layout" svg:width="1.357cm" svg:height="0.781cm" svg:x="19.042cm" svg:y="11.179cm" svg:viewBox="0 0 1358 782" draw:points="543,782 1358,313 815,0 0,469">
              <text:p/>
            </draw:polygon>
            <draw:polygon draw:style-name="gr54" draw:text-style-name="P7" draw:layer="layout" svg:width="0.814cm" svg:height="0.687cm" svg:x="19.585cm" svg:y="11.492cm" svg:viewBox="0 0 815 688" draw:points="815,219 815,0 0,469 0,688">
              <text:p/>
            </draw:polygon>
            <draw:polygon draw:style-name="gr55" draw:text-style-name="P9" draw:layer="layout" svg:width="1.357cm" svg:height="1cm" svg:x="19.042cm" svg:y="11.179cm" svg:viewBox="0 0 1358 1001" draw:points="1358,532 1358,313 815,0 0,469 0,688 543,1001">
              <text:p/>
            </draw:polygon>
            <draw:polygon draw:style-name="gr56" draw:text-style-name="P12" draw:layer="layout" svg:width="0.053cm" svg:height="0.124cm" svg:x="19.694cm" svg:y="11.93cm" svg:viewBox="0 0 54 125" draw:points="54,94 54,0 0,31 0,125">
              <text:p/>
            </draw:polygon>
            <draw:polygon draw:style-name="gr57" draw:text-style-name="P13" draw:layer="layout" svg:width="0.053cm" svg:height="0.593cm" svg:x="19.748cm" svg:y="10.647cm" svg:viewBox="0 0 54 594" draw:points="54,563 54,0 0,0 0,594">
              <text:p/>
            </draw:polygon>
            <draw:polygon draw:style-name="gr58" draw:text-style-name="P13" draw:layer="layout" svg:width="0.053cm" svg:height="0.593cm" svg:x="19.096cm" svg:y="11.023cm" svg:viewBox="0 0 54 594" draw:points="54,563 54,0 0,0 0,594">
              <text:p/>
            </draw:polygon>
          </draw:g>
        </draw:g>
        <draw:g>
          <draw:glue-point draw:id="4" svg:x="0.905cm" svg:y="-3.052cm"/>
          <draw:glue-point draw:id="5" svg:x="0.905cm" svg:y="2.784cm"/>
          <draw:glue-point draw:id="6" svg:x="-3.672cm" svg:y="2.608cm"/>
          <draw:glue-point draw:id="7" svg:x="4.997cm" svg:y="-2.698cm"/>
          <draw:glue-point draw:id="8" svg:x="4.507cm" svg:y="-5cm"/>
          <draw:glue-point draw:id="9" svg:x="1.248cm" svg:y="2.574cm"/>
          <draw:glue-point draw:id="10" svg:x="-3.748cm" svg:y="2.049cm"/>
          <draw:glue-point draw:id="11" svg:x="0.553cm" svg:y="-2.821cm"/>
          <draw:path draw:style-name="gr59" draw:text-style-name="P2" draw:layer="layout" svg:width="0.826cm" svg:height="0.511cm" svg:x="6.426cm" svg:y="8.52cm" svg:viewBox="0 0 827 512" svg:d="M814 512c-202 0-733-85-806-298-74-214 386-214 588-214 0 128 295 85 218 512z">
            <text:p/>
          </draw:path>
          <draw:g>
            <draw:polygon draw:style-name="gr60" draw:text-style-name="P7" draw:layer="layout" svg:width="3.678cm" svg:height="4.697cm" svg:x="7.243cm" svg:y="4.334cm" svg:viewBox="0 0 3679 4698" draw:points="3679,2562 3679,0 0,2135 0,4698">
              <text:p/>
            </draw:polygon>
            <draw:polygon draw:style-name="gr61" draw:text-style-name="P6" draw:layer="layout" svg:width="3.384cm" svg:height="4.014cm" svg:x="7.39cm" svg:y="4.59cm" svg:viewBox="0 0 3385 4015" draw:points="3385,2050 3385,0 0,2007 0,4015">
              <text:p/>
            </draw:polygon>
            <draw:polygon draw:style-name="gr62" draw:text-style-name="P3" draw:layer="layout" svg:width="3.899cm" svg:height="2.263cm" svg:x="7.022cm" svg:y="4.206cm" svg:viewBox="0 0 3900 2264" draw:points="221,2264 3900,128 3679,0 0,2135">
              <text:p/>
            </draw:polygon>
            <draw:polygon draw:style-name="gr63" draw:text-style-name="P5" draw:layer="layout" svg:width="0.22cm" svg:height="2.69cm" svg:x="7.022cm" svg:y="6.341cm" svg:viewBox="0 0 221 2691" draw:points="221,2691 221,128 0,0 0,2562">
              <text:p/>
            </draw:polygon>
            <draw:polygon draw:style-name="gr64" draw:text-style-name="P9" draw:layer="layout" svg:width="3.899cm" svg:height="4.825cm" svg:x="7.022cm" svg:y="4.206cm" svg:viewBox="0 0 3900 4826" draw:points="3679,0 0,2135 0,4698 221,4826 3900,2691 3900,128">
              <text:p/>
            </draw:polygon>
            <draw:polygon draw:style-name="gr65" draw:text-style-name="P14" draw:layer="layout" svg:width="0.146cm" svg:height="0.17cm" svg:x="9.009cm" svg:y="7.708cm" svg:viewBox="0 0 147 171" draw:points="147,85 147,0 0,85 0,171">
              <text:p/>
            </draw:polygon>
          </draw:g>
        </draw:g>
        <draw:path draw:style-name="gr66" draw:text-style-name="P15" draw:layer="layout" svg:width="10.667cm" svg:height="5.968cm" svg:x="8.338cm" svg:y="6.552cm" svg:viewBox="0 0 10668 5969" svg:d="M5715 0l4953 2667-5842 3302-4826-2794zM6858 635zM9907 2286z">
          <text:p/>
        </draw:path>
        <draw:frame draw:style-name="gr67" draw:text-style-name="P16" draw:layer="Texts" svg:width="6.535cm" svg:height="1.123cm" svg:x="10.701cm" svg:y="3.68cm">
          <draw:text-box>
            <text:p><text:span text:style-name="T1">Main Results</text:span><text:span text:style-name="T1"><text:line-break/></text:span><text:span text:style-name="T1">(visible to announcer and coaches)</text:span></text:p>
          </draw:text-box>
        </draw:frame>
        <draw:frame draw:style-name="gr68" draw:text-style-name="P16" draw:layer="Texts" svg:width="5.226cm" svg:height="2.431cm" svg:x="16.144cm" svg:y="14.271cm">
          <draw:text-box>
            <text:p><text:span text:style-name="T1">Main owlcms laptop. </text:span><text:span text:style-name="T1"><text:line-break/></text:span><text:span text:style-name="T1">Also runs Office.</text:span><text:span text:style-name="T1"><text:line-break/></text:span><text:span text:style-name="T1">Announcer performs</text:span><text:span text:style-name="T1"><text:line-break/></text:span><text:span text:style-name="T1">competition secretary tasks</text:span><text:span text:style-name="T1"><text:line-break/></text:span><text:span text:style-name="T1">(ethernet)</text:span></text:p>
          </draw:text-box>
        </draw:frame>
        <draw:frame draw:style-name="gr69" draw:text-style-name="P16" draw:layer="Texts" svg:width="1.67cm" svg:height="0.687cm" svg:x="19.546cm" svg:y="11.958cm">
          <draw:text-box>
            <text:p><text:span text:style-name="T1">Router</text:span></text:p>
          </draw:text-box>
        </draw:frame>
        <draw:frame draw:style-name="gr70" draw:text-style-name="P16" draw:layer="Texts" svg:width="4.616cm" svg:height="1.559cm" svg:x="11.944cm" svg:y="5.21cm">
          <draw:text-box>
            <text:p><text:span text:style-name="T1">Mini PC (Raspberry Pi) or laptop</text:span><text:span text:style-name="T1"><text:line-break/></text:span><text:span text:style-name="T1">(wifi)</text:span></text:p>
          </draw:text-box>
        </draw:frame>
        <draw:g>
          <draw:path draw:style-name="gr71" draw:text-style-name="P2" draw:layer="layout" svg:width="0.501cm" svg:height="0.317cm" svg:x="11.171cm" svg:y="6.988cm" svg:viewBox="0 0 502 318" svg:d="M0 318c126 0 502-106 502-186 0-79-12-132-137-132 0 79-367 79-365 318z">
            <text:p/>
          </draw:path>
          <draw:g>
            <draw:polygon draw:style-name="gr72" draw:text-style-name="P7" draw:layer="layout" svg:width="0.228cm" svg:height="0.264cm" svg:x="10.986cm" svg:y="7.042cm" svg:viewBox="0 0 229 265" draw:points="0,159 46,0 229,106 183,265">
              <text:p/>
            </draw:polygon>
            <draw:polygon draw:style-name="gr73" draw:text-style-name="P3" draw:layer="layout" svg:width="0.503cm" svg:height="0.29cm" svg:x="11.032cm" svg:y="6.856cm" svg:viewBox="0 0 504 291" draw:points="0,185 92,106 229,26 321,0 504,106 413,132 275,212 183,291">
              <text:p/>
            </draw:polygon>
            <draw:path draw:style-name="gr74" draw:text-style-name="P5" draw:layer="layout" svg:width="0.412cm" svg:height="0.343cm" svg:x="11.169cm" svg:y="6.962cm" svg:viewBox="0 0 413 344" svg:d="M413 106c0-159-92-106-184-53-91 53-183 53-229 291 0 0 183-106 413-238z">
              <text:p/>
            </draw:path>
            <draw:path draw:style-name="gr75" draw:text-style-name="P9" draw:layer="layout" svg:width="0.595cm" svg:height="0.449cm" svg:x="10.986cm" svg:y="6.856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76" draw:text-style-name="P2" draw:layer="layout" svg:width="0.322cm" svg:height="0.136cm" svg:x="11.703cm" svg:y="6.813cm" svg:viewBox="0 0 323 137" svg:d="M0 137c124 0 237-23 277-46s80-91 0-91c5 10-277 137-277 137z">
            <text:p/>
          </draw:path>
          <draw:g>
            <draw:polygon draw:style-name="gr77" draw:text-style-name="P3" draw:layer="layout" svg:width="0.593cm" svg:height="0.341cm" svg:x="11.386cm" svg:y="5.923cm" svg:viewBox="0 0 594 342" draw:points="475,342 594,274 119,0 0,68">
              <text:p/>
            </draw:polygon>
            <draw:polygon draw:style-name="gr78" draw:text-style-name="P17" draw:layer="layout" svg:width="0.044cm" svg:height="0.104cm" svg:x="11.889cm" svg:y="6.306cm" svg:viewBox="0 0 45 105" draw:points="45,79 45,0 0,26 0,105">
              <text:p/>
            </draw:polygon>
            <draw:polygon draw:style-name="gr79" draw:text-style-name="P5" draw:layer="layout" svg:width="0.197cm" svg:height="0.159cm" svg:x="11.703cm" svg:y="6.79cm" svg:viewBox="0 0 198 160" draw:points="198,46 198,0 0,114 0,160">
              <text:p/>
            </draw:polygon>
            <draw:polygon draw:style-name="gr80" draw:text-style-name="P5" draw:layer="layout" svg:width="0.118cm" svg:height="0.752cm" svg:x="11.861cm" svg:y="6.197cm" svg:viewBox="0 0 119 753" draw:points="119,685 119,0 0,68 0,753">
              <text:p/>
            </draw:polygon>
            <draw:polygon draw:style-name="gr81" draw:text-style-name="P7" draw:layer="layout" svg:width="0.277cm" svg:height="0.204cm" svg:x="11.425cm" svg:y="6.744cm" svg:viewBox="0 0 278 205" draw:points="278,205 278,160 0,0 0,46">
              <text:p/>
            </draw:polygon>
            <draw:polygon draw:style-name="gr82" draw:text-style-name="P3" draw:layer="layout" svg:width="0.355cm" svg:height="0.204cm" svg:x="11.426cm" svg:y="6.699cm" svg:viewBox="0 0 356 205" draw:points="277,205 356,160 79,0 0,46">
              <text:p/>
            </draw:polygon>
            <draw:polygon draw:style-name="gr83" draw:text-style-name="P18" draw:layer="layout" svg:width="0.474cm" svg:height="0.957cm" svg:x="11.386cm" svg:y="5.991cm" svg:viewBox="0 0 475 958" draw:points="475,958 475,274 0,0 0,685">
              <text:p/>
            </draw:polygon>
            <draw:polygon draw:style-name="gr84" draw:text-style-name="P9" draw:layer="layout" svg:width="0.593cm" svg:height="1.026cm" svg:x="11.386cm" svg:y="5.923cm" svg:viewBox="0 0 594 1027" draw:points="594,958 594,274 119,0 0,68 0,753 79,799 40,821 40,867 317,1027 396,981 475,1027">
              <text:p/>
            </draw:polygon>
            <draw:polygon draw:style-name="gr85" draw:text-style-name="P19" draw:layer="layout" svg:width="0.039cm" svg:height="0.067cm" svg:x="11.901cm" svg:y="6.516cm" svg:viewBox="0 0 40 68" draw:points="40,46 40,0 0,23 0,68">
              <text:p/>
            </draw:polygon>
          </draw:g>
        </draw:g>
        <draw:g>
          <draw:path draw:style-name="gr86" draw:text-style-name="P2" draw:layer="layout" svg:width="0.501cm" svg:height="0.317cm" svg:x="11.171cm" svg:y="6.988cm" svg:viewBox="0 0 502 318" svg:d="M0 318c126 0 502-106 502-186 0-79-12-132-137-132 0 79-367 79-365 318z">
            <text:p/>
          </draw:path>
          <draw:g>
            <draw:polygon draw:style-name="gr87" draw:text-style-name="P7" draw:layer="layout" svg:width="0.228cm" svg:height="0.264cm" svg:x="10.987cm" svg:y="7.042cm" svg:viewBox="0 0 229 265" draw:points="0,159 46,0 229,106 183,265">
              <text:p/>
            </draw:polygon>
            <draw:polygon draw:style-name="gr88" draw:text-style-name="P3" draw:layer="layout" svg:width="0.503cm" svg:height="0.29cm" svg:x="11.032cm" svg:y="6.856cm" svg:viewBox="0 0 504 291" draw:points="0,185 92,106 229,26 321,0 504,106 413,132 275,212 183,291">
              <text:p/>
            </draw:polygon>
            <draw:path draw:style-name="gr89" draw:text-style-name="P5" draw:layer="layout" svg:width="0.412cm" svg:height="0.343cm" svg:x="11.17cm" svg:y="6.962cm" svg:viewBox="0 0 413 344" svg:d="M413 106c0-159-92-106-184-53-91 53-183 53-229 291 0 0 183-106 413-238z">
              <text:p/>
            </draw:path>
            <draw:path draw:style-name="gr90" draw:text-style-name="P9" draw:layer="layout" svg:width="0.595cm" svg:height="0.449cm" svg:x="10.987cm" svg:y="6.856cm" svg:viewBox="0 0 596 450" svg:d="M366 0c-91 26-91 26-183 79-45 27-137 53-183 265 92 53 92 53 183 106 53-24 321-185 413-238 0-133-92-133-230-212z">
              <text:p/>
            </draw:path>
          </draw:g>
        </draw:g>
        <draw:polygon draw:style-name="gr91" draw:text-style-name="P18" draw:layer="layout" svg:width="0.474cm" svg:height="0.957cm" svg:x="11.387cm" svg:y="5.991cm" svg:viewBox="0 0 475 958" draw:points="475,958 475,274 0,0 0,68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5T15:57:50.935000000</dc:date>
    <meta:editing-duration>PT27M48S</meta:editing-duration>
    <meta:editing-cycles>2</meta:editing-cycles>
    <meta:generator>LibreOffice/5.0.4.2$Windows_x86 LibreOffice_project/2b9802c1994aa0b7dc6079e128979269cf95bc78</meta:generator>
    <meta:document-statistic meta:object-count="105"/>
  </office:meta>
</office:document-meta>
</file>